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oto Serif Malayalam" officeooo:rsid="00154ca0" officeooo:paragraph-rsid="0003ef3b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Noto Serif Malayalam" officeooo:rsid="00154ca0" officeooo:paragraph-rsid="0005d91a" style:font-name-complex="Noto Serif Malayalam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Noto Serif Malayalam" officeooo:rsid="00154ca0" officeooo:paragraph-rsid="0005d91a" style:font-name-complex="Noto Serif Malayalam"/>
    </style:style>
    <style:style style:name="P4" style:family="paragraph" style:parent-style-name="Standard">
      <style:paragraph-properties fo:text-align="justify" style:justify-single-word="false"/>
      <style:text-properties style:font-name="Noto Serif Malayalam" officeooo:rsid="00154ca0" officeooo:paragraph-rsid="000a5938" style:font-name-complex="Noto Serif Malayalam"/>
    </style:style>
    <style:style style:name="P5" style:family="paragraph" style:parent-style-name="Standard">
      <style:text-properties style:font-name="Noto Serif Malayalam" officeooo:rsid="00154ca0" officeooo:paragraph-rsid="0003ef3b" style:font-name-complex="Noto Serif Malayalam"/>
    </style:style>
    <style:style style:name="P6" style:family="paragraph" style:parent-style-name="Standard">
      <style:text-properties style:font-name="Noto Serif Malayalam" officeooo:rsid="001ec095" officeooo:paragraph-rsid="0003ef3b" style:font-name-complex="Noto Serif Malayalam"/>
    </style:style>
    <style:style style:name="P7" style:family="paragraph" style:parent-style-name="Standard">
      <style:text-properties style:font-name="Noto Serif Malayalam" officeooo:rsid="001fad86" officeooo:paragraph-rsid="0003ef3b" style:font-name-complex="Noto Serif Malayalam"/>
    </style:style>
    <style:style style:name="P8" style:family="paragraph" style:parent-style-name="Standard">
      <style:paragraph-properties fo:text-align="justify" style:justify-single-word="false"/>
      <style:text-properties style:font-name="Noto Serif Malayalam" officeooo:rsid="0003ef3b" officeooo:paragraph-rsid="0003ef3b" style:font-name-complex="Noto Serif Malayalam"/>
    </style:style>
    <style:style style:name="P9" style:family="paragraph" style:parent-style-name="Standard">
      <style:paragraph-properties fo:text-align="justify" style:justify-single-word="false"/>
      <style:text-properties style:font-name="Noto Serif Malayalam" officeooo:rsid="0005d91a" officeooo:paragraph-rsid="0005d91a" style:font-name-complex="Noto Serif Malayalam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Noto Serif Malayalam" officeooo:rsid="0005d91a" officeooo:paragraph-rsid="0005d91a" style:font-name-complex="Noto Serif Malayalam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Noto Serif Malayalam" officeooo:rsid="0006b117" officeooo:paragraph-rsid="0006b117" style:font-name-complex="Noto Serif Malayalam"/>
    </style:style>
    <style:style style:name="T1" style:family="text">
      <style:text-properties officeooo:rsid="00162f8d"/>
    </style:style>
    <style:style style:name="T2" style:family="text">
      <style:text-properties officeooo:rsid="0017ee4b"/>
    </style:style>
    <style:style style:name="T3" style:family="text">
      <style:text-properties officeooo:rsid="001f1d76"/>
    </style:style>
    <style:style style:name="T4" style:family="text">
      <style:text-properties officeooo:rsid="00043c3e"/>
    </style:style>
    <style:style style:name="T5" style:family="text">
      <style:text-properties officeooo:rsid="0006b117"/>
    </style:style>
    <style:style style:name="T6" style:family="text">
      <style:text-properties officeooo:rsid="000876f0"/>
    </style:style>
    <style:style style:name="T7" style:family="text">
      <style:text-properties officeooo:rsid="000a59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ആഗസറ്റ് 29, 30 ദിവസങ്ങളിലായി തമ്മനം യൂണിറ്റ് വാര്‍ഷിക<text:span text:style-name="T4">ത്തിലും തുടര്‍ന്ന നടന്ന യൂണിറ്റ് ഭാരവാഹികളരുടെ യോഗത്തിലും യൂണിറ്റിന് ഏറ്റെടുക്കാവുന്ന പ്രവര്‍ത്തനങ്ങളെപറ്റി ചര്‍ച്ച നടന്നു. കോവിഡ് കാല പരിമിതകള്‍ക്കുള്ളില്‍ നിന്നുകൊണ്ട് എങ്ങിനെ പ്രവര്‍ത്തിക്കാമെന്നാണ് പ്രധാനമായി ചര്‍ച്ചക്ക് ശ്രമിച്ചത്. </text:span></text:p>
      <text:p text:style-name="P2"/>
      <text:list xml:id="list1343053451" text:style-name="L1">
        <text:list-item>
          <text:p text:style-name="P3"><text:span text:style-name="T4">രോഗങ്ങള്‍ പടരുന്നതില്‍ മാലിന്യകൂമ്പാരങ്ങളിടെ പങ്കിനെപ്പറ്റി ജനങ്ങള്‍കിടയില്‍ എങ്ങിനെ അവബോധം പടര്‍ത്താം. കോവിഡ് സാഹചര്യത്തില്‍ ഇതെങ്ങിനെ നടത്താം എന്ന് യൂണിറ്റ് ആലോചിക്കുകയാണ്.</text:span></text:p>
        </text:list-item>
        <text:list-item>
          <text:p text:style-name="P10">കുട്ടികളിലും പ്രായമായവരിലും കോവിഡ് കാല മാനസിക സംഘര്‍ഷങ്ങള്‍ നേരിടാനുള്ള പ്രവര്‍ത്തനങ്ങള്‍. <text:span text:style-name="T6">നമുക്ക നേരിട്ടറിയാവുന്ന ഇത്തതരത്തില്‍ ബുദ്ധിമുട്ടനുഭവിക്കുവരുടെ ഒരുകണക്കെടുത്ത് അവുരുമായി അദ്യം ഫോണില്‍ ബന്ധപ്പെടുവാന്‍ തീരുമാനിച്ചു.</text:span></text:p>
        </text:list-item>
        <text:list-item>
          <text:p text:style-name="P10">പൊതുജനസംമ്പര്‍ക്കത്തിലുള്ള പരിമിതി കണക്കിലെടുത്ത് അംഗങ്ങള്‍ സ്വയം പഠിക്കാനുള്ള അവസരമായി <text:span text:style-name="T7">ഇക്കാലയളവു</text:span> ഉപയോഗിക്കുക. ഇതിനായി ഓരോ യൂണിറ്റ യോഗത്ത<text:span text:style-name="T7">ി</text:span>ലും ഒരോ അംഗവും ഒരു വിഷയം അവതരിപ്പിക്ക<text:span text:style-name="T5">ുക</text:span> എന്ന നിര്‍ദ്ദേശമ<text:span text:style-name="T7">ുണ്ടായ</text:span>. <text:span text:style-name="T5">ഇത് സാമൂഹ്യപ്രസക്തമായ വിഷയമോ പുസ്തക പരിചയപ്പെടുത്തലോ എന്തുവേണമെങ്കിലുമാകാം. എന്തായാലും വെറും വായനക്കപ്പുറം ഒരു പഠനമായിരിക്കണം എന്നാണ് </text:span>നിര്‍ദ്ദേശ<text:span text:style-name="T5">ം. ഇത് വിജയകരമായി നടക്കുകയാണെങ്കില്‍, സാമൂഹികമാധ്യമങ്ങള്‍ വഴി കൂടുതല്‍പ്രേക്ഷരകരിലേക്കത്തിക്കാന്‍ ശ്രമിക്കാം എന്നു തീരുമാനിച്ചു.</text:span></text:p>
        </text:list-item>
        <text:list-item>
          <text:p text:style-name="P11">കോവിഡ് മാനദണ്ഡങ്ങള്‍ പാലിച്ചുകൊണ്ട് ഭാരവാഹികളുടെ യോഗം കൂടാന്‍ ശ്രമിക്കണമെന്ന അഭിപ്രായം ഉണ്ട<text:span text:style-name="T6">ായെങ്കിലും പൊതുജനങ്ങള്‍ക്കിടയില്‍ ഇതു തെറ്റായ സന്ദേശം നല്‍കുമെന്ന എതിരഭിപ്രായവുമുണ്ടായി.</text:span></text:p>
        </text:list-item>
      </text:list>
      <text:p text:style-name="P9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2:01:37.568762496</meta:creation-date>
    <dc:date>2020-09-02T12:59:20.747610138</dc:date>
    <meta:editing-duration>PT4M12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35" meta:character-count="723" meta:non-whitespace-character-count="611"/>
  </office:meta>
</office:document-meta>
</file>